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1_12-05-18_000.jpg</text:p>
          </table:table-cell>
          <table:table-cell table:style-name="ce20" office:value-type="string">
            <text:p>:m RES #*# / free# JVEMV6 68#_21:s-1 / 68. theoretical-physics(tp) / w=双対基底；ベクトル成分；,topics=~,other=~,s=~,i=~,doc=~r-1-4~4</text:p>
          </table:table-cell>
          <table:table-cell table:style-name="ce4"/>
          <table:table-cell table:style-name="ce4"/>
          <table:table-cell table:style-name="ce4" office:value-type="string">
            <text:p>N-35-35-28.656005 E-139-34-49.105224</text:p>
          </table:table-cell>
          <table:table-cell table:style-name="ce38" table:formula="of:=IF([.E2]=&quot;&quot;;[.C2];CONCATENATE([.C2];&quot; / &quot;;[.E2]))" office:value-type="string" office:string-value=":m RES #*# / free# JVEMV6 68#_21:s-1 / 68. theoretical-physics(tp) / w=双対基底；ベクトル成分；,topics=~,other=~,s=~,i=~,doc=~r-1-4~4">
            <text:p>:m RES #*# / free# JVEMV6 68#_21:s-1 / 68. theoretical-physics(tp) / w=双対基底；ベクトル成分；,topics=~,other=~,s=~,i=~,doc=~r-1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1_12-38-56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1_19-12-51_000.jpg</text:p>
          </table:table-cell>
          <table:table-cell table:style-name="ce20" office:value-type="string">
            <text:p>:m :篠笛,shinobue #*# / session-memo / s.1:prac,for=warm-up,Re~,tempo=80~,other=~,key=~,notes=~,R=~ \\\ s.2:todays-melody,genr=~,for=~,key=~,tempo=~,R=1,i.f.=sec-1,memo=~,elements=指打ち</text:p>
          </table:table-cell>
          <table:table-cell table:style-name="ce19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8" table:formula="of:=IF([.E4]=&quot;&quot;;[.C4];CONCATENATE([.C4];&quot; / &quot;;[.E4]))" office:value-type="string" office:string-value=":m :篠笛,shinobue #*# / session-memo / s.1:prac,for=warm-up,Re~,tempo=80~,other=~,key=~,notes=~,R=~ \\\ s.2:todays-melody,genr=~,for=~,key=~,tempo=~,R=1,i.f.=sec-1,memo=~,elements=指打ち">
            <text:p>:m :篠笛,shinobue #*# / session-memo / s.1:prac,for=warm-up,Re~,tempo=80~,other=~,key=~,notes=~,R=~ \\\ s.2:todays-melody,genr=~,for=~,key=~,tempo=~,R=1,i.f.=sec-1,memo=~,elements=指打ち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1_20-44-38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56005 E-139-34-49.105224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2_01-45-20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8.656005 E-139-34-49.050292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2_01-45-25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56005 E-139-34-49.050292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2_08-59-19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518676 E-139-34-49.160156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2_09-00-11_000.jpg</text:p>
          </table:table-cell>
          <table:table-cell table:style-name="ce17" office:value-type="string">
            <text:p>:tome/ (lang=ja) / topic=仕事について / content=学者をやろう；「なろう」ではなく、「やろう」 ||| :m :lets / action activity / やること / genre=信仰について；宗教 / content=新しい宗派を建てよう</text:p>
          </table:table-cell>
          <table:table-cell table:style-name="ce19"/>
          <table:table-cell table:style-name="ce4"/>
          <table:table-cell table:style-name="ce4" office:value-type="string">
            <text:p>N-35-35-28.697204 E-139-34-49.105224</text:p>
          </table:table-cell>
          <table:table-cell table:style-name="ce38" table:formula="of:=IF([.E9]=&quot;&quot;;[.C9];CONCATENATE([.C9];&quot; / &quot;;[.E9]))" office:value-type="string" office:string-value=":tome/ (lang=ja) / topic=仕事について / content=学者をやろう；「なろう」ではなく、「やろう」 ||| :m :lets / action activity / やること / genre=信仰について；宗教 / content=新しい宗派を建てよう">
            <text:p>:tome/ (lang=ja) / topic=仕事について / content=学者をやろう；「なろう」ではなく、「やろう」 ||| :m :lets / action activity / やること / genre=信仰について；宗教 / content=新しい宗派を建てよ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2_09-10-18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081726 E-139-34-49.929199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1_18-25-12_000.mp4</text:p>
          </table:table-cell>
          <table:table-cell table:style-name="ce8" office:value-type="string">
            <text:p>:VIDEO / @自室 / 記録 / jap.flute / 演奏、play / f-2021-0621-1 / todays-melody,genr=~,for=~,key=~,tempo=~,R=1,i.f.=sec-1,memo=~,elements=指打ち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jap.flute / 演奏、play / f-2021-0621-1 / todays-melody,genr=~,for=~,key=~,tempo=~,R=1,i.f.=sec-1,memo=~,elements=指打ち">
            <text:p>:VIDEO / @自室 / 記録 / jap.flute / 演奏、play / f-2021-0621-1 / todays-melody,genr=~,for=~,key=~,tempo=~,R=1,i.f.=sec-1,memo=~,elements=指打ち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021/06/22</text:date>, <text:time>10:00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2T10:00:10.37</dc:date>
    <dc:creator>iwabuchi ken</dc:creator>
    <meta:editing-duration>P34DT15H30M9S</meta:editing-duration>
    <meta:editing-cycles>12767</meta:editing-cycles>
    <meta:document-statistic meta:table-count="1" meta:cell-count="351" meta:object-count="0"/>
  </office:meta>
</office:document-meta>
</file>